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widows="2" fo:orphans="2" fo:break-before="page" style:text-autospace="none" style:vertical-align="auto"/>
      <style:text-properties fo:hyphenate="true"/>
    </style:style>
    <style:style style:name="T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5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 fo:hyphenate="true"/>
    </style:style>
    <style:style style:name="P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1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 fo:hyphenate="true"/>
    </style:style>
    <style:style style:name="P1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4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4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4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4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4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5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5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5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5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6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6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6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6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6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7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7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7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7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8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8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9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9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9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9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9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0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0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0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0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0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1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1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1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2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1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1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2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2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2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2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2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3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2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3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3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3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2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4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4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2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4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4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4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4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5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2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5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5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5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5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6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2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26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 fo:hyphenate="true"/>
    </style:style>
    <style:style style:name="P2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6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2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2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7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7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7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8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8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2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8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8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8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8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9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2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9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9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29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2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0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0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0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0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0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3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1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1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1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1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2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2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2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3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2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2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3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3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3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3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3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3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4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4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3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34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 fo:hyphenate="true"/>
    </style:style>
    <style:style style:name="P3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5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3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3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5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5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6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6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6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6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6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7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3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7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7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7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7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8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8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8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8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3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9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9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9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9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9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39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0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4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0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0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0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0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1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1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4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41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 fo:hyphenate="true"/>
    </style:style>
    <style:style style:name="P4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1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4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42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 fo:hyphenate="true"/>
    </style:style>
    <style:style style:name="P4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2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2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3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3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3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3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3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4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4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4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46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4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48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4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50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5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5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54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5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56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5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4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60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6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62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6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6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66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6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68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6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4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72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7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74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7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76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7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7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80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8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82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8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4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86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8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88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8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90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9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9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94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9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96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49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49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 fo:hyphenate="true"/>
    </style:style>
    <style:style style:name="P49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 fo:hyphenate="true"/>
    </style:style>
    <style:style style:name="P5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0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0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0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0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1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1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1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1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5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5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2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23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2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25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2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27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2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29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3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5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3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35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3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37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3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39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4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41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4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5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4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47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4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49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5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51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5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5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5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57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5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59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6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61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6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63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6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5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6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69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7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71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7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73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7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57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 fo:hyphenate="true"/>
    </style:style>
    <style:style style:name="P57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 fo:hyphenate="true"/>
    </style:style>
    <style:style style:name="P5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79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5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8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8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8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8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9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5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9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9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9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9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5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0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0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0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60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 fo:hyphenate="true"/>
    </style:style>
    <style:style style:name="P6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0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6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1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61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 fo:hyphenate="true"/>
    </style:style>
    <style:style style:name="P61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 fo:hyphenate="true"/>
    </style:style>
    <style:style style:name="P6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6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2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2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6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6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3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32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6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3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3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6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6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64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 fo:hyphenate="true"/>
    </style:style>
    <style:style style:name="P6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4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4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50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5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53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5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5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57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5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6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6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6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6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67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6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69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7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7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7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6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7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6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8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8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8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86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8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8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6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9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9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9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69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0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70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 fo:hyphenate="true"/>
    </style:style>
    <style:style style:name="P7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70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 fo:hyphenate="true"/>
    </style:style>
    <style:style style:name="P7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0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1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1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1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16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1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1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2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22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2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2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2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2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3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3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3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7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7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4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4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7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4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5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5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5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7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5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6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6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64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7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6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7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77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 fo:hyphenate="true"/>
    </style:style>
    <style:style style:name="P7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7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7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7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8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8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7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8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8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8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9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9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7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9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7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7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0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0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0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8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0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0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1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1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8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1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2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2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8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2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2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2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8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8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3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3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4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4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4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4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4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4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5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5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5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8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5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5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8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6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6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86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6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6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7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7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8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7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8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8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8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8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8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9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9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9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9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95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8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9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89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0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0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0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0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90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 fo:hyphenate="true"/>
    </style:style>
    <style:style style:name="P9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1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9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1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1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1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9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2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2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25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2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2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3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9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35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3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37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3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39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4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4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4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4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4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5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5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9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55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5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57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5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59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6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6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6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6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6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7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9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7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7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9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7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8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9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8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8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8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8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9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9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9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9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9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99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0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0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0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0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0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1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1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1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1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1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2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0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2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2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2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2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3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3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33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3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3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0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3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4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4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4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04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 fo:hyphenate="true"/>
    </style:style>
    <style:style style:name="P104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 fo:hyphenate="true"/>
    </style:style>
    <style:style style:name="P10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5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0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5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5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5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5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6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6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0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6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6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6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0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7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7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7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0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77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7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8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8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8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0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8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8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0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9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9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0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9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09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0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0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1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0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0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1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1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1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1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1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1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1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2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2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25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2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2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3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3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1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3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1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3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3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4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1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4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4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1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4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4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5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1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5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5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1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5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6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1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6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6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6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7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1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7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7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1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7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8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8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8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1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8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8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1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9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9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9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9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1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2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0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0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2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0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0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1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1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2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1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1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1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2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2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2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2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2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3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3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3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3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3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23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 fo:hyphenate="true"/>
    </style:style>
    <style:style style:name="P123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 fo:hyphenate="true"/>
    </style:style>
    <style:style style:name="P12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4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2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4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4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4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4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5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5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5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5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5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2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59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6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6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6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6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6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7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7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2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75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7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7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8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8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2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8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8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2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9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9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2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9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9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29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0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3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0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0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3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0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1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1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1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3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1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2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3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2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2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2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2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3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3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3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3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36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3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3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4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P13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4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4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4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5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5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5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5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5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5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5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bg" fo:country="BG" style:language-complex="ar" style:country-complex="SA"/>
    </style:style>
    <style:style style:name="T136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bg" fo:country="BG" style:language-complex="ar" style:country-complex="SA"/>
    </style:style>
  </office:automatic-styles>
  <office:body>
    <office:text text:use-soft-page-breaks="true">
      <text:p text:style-name="P1"><text:span text:style-name="T2">CREATE</text:span><text:span text:style-name="T3"><text:s/></text:span><text:span text:style-name="T4">DATABASE</text:span><text:span text:style-name="T5"><text:s/>TripService</text:span></text:p>
      <text:p text:style-name="P6"><text:span text:style-name="T7">go</text:span></text:p>
      <text:p text:style-name="P8"><text:span text:style-name="T9">USE</text:span><text:span text:style-name="T10"><text:s/>TripService</text:span></text:p>
      <text:p text:style-name="P11"><text:span text:style-name="T12">go</text:span></text:p>
      <text:p text:style-name="P13"><text:span text:style-name="T14">CREATE</text:span><text:span text:style-name="T15"><text:s/></text:span><text:span text:style-name="T16">TABLE</text:span><text:span text:style-name="T17"><text:s/>Cities</text:span></text:p>
      <text:p text:style-name="P18"><text:span text:style-name="T19">(</text:span></text:p>
      <text:p text:style-name="P20"><text:span text:style-name="T21"><text:s/>Id<text:s/></text:span><text:span text:style-name="T22">INT</text:span><text:span text:style-name="T23"><text:s/></text:span><text:span text:style-name="T24">PRIMARY</text:span><text:span text:style-name="T25"><text:s/></text:span><text:span text:style-name="T26">KEY</text:span><text:span text:style-name="T27"><text:s/></text:span><text:span text:style-name="T28">IDENTITY</text:span><text:span text:style-name="T29">,</text:span></text:p>
      <text:p text:style-name="P30"><text:span text:style-name="T31"><text:s/>[Name]<text:s/></text:span><text:span text:style-name="T32">NVARCHAR<text:s/></text:span><text:span text:style-name="T33">(</text:span><text:span text:style-name="T34">20</text:span><text:span text:style-name="T35">)</text:span><text:span text:style-name="T36"><text:s/></text:span><text:span text:style-name="T37">NOT</text:span><text:span text:style-name="T38"><text:s/></text:span><text:span text:style-name="T39">NULL,</text:span></text:p>
      <text:p text:style-name="P40"><text:span text:style-name="T41"><text:s/>CountryCode<text:s/></text:span><text:span text:style-name="T42">CHAR<text:s/></text:span><text:span text:style-name="T43">(</text:span><text:span text:style-name="T44">2</text:span><text:span text:style-name="T45">)</text:span><text:span text:style-name="T46"><text:s/></text:span><text:span text:style-name="T47">NOT</text:span><text:span text:style-name="T48"><text:s/></text:span><text:span text:style-name="T49">NULL</text:span></text:p>
      <text:p text:style-name="P50"><text:span text:style-name="T51">)</text:span></text:p>
      <text:p text:style-name="P52"/>
      <text:p text:style-name="P53"><text:span text:style-name="T54">CREATE</text:span><text:span text:style-name="T55"><text:s/></text:span><text:span text:style-name="T56">TABLE</text:span><text:span text:style-name="T57"><text:s/>Hotels</text:span></text:p>
      <text:p text:style-name="P58"><text:span text:style-name="T59">(</text:span></text:p>
      <text:p text:style-name="P60"><text:span text:style-name="T61"><text:s/>Id<text:s/></text:span><text:span text:style-name="T62">INT</text:span><text:span text:style-name="T63"><text:s/></text:span><text:span text:style-name="T64">PRIMARY</text:span><text:span text:style-name="T65"><text:s/></text:span><text:span text:style-name="T66">KEY</text:span><text:span text:style-name="T67"><text:s/></text:span><text:span text:style-name="T68">IDENTITY</text:span><text:span text:style-name="T69">,</text:span></text:p>
      <text:p text:style-name="P70"><text:span text:style-name="T71"><text:s/>[Name]<text:s/></text:span><text:span text:style-name="T72">NVARCHAR<text:s/></text:span><text:span text:style-name="T73">(</text:span><text:span text:style-name="T74">30</text:span><text:span text:style-name="T75">)</text:span><text:span text:style-name="T76"><text:s/></text:span><text:span text:style-name="T77">NOT</text:span><text:span text:style-name="T78"><text:s/></text:span><text:span text:style-name="T79">NULL,</text:span></text:p>
      <text:p text:style-name="P80"><text:span text:style-name="T81"><text:s/>CityId<text:s/></text:span><text:span text:style-name="T82">INT</text:span><text:span text:style-name="T83"><text:s/></text:span><text:span text:style-name="T84">FOREIGN</text:span><text:span text:style-name="T85"><text:s/></text:span><text:span text:style-name="T86">KEY</text:span><text:span text:style-name="T87"><text:s/></text:span><text:span text:style-name="T88">REFERENCES</text:span><text:span text:style-name="T89"><text:s/>Cities</text:span><text:span text:style-name="T90">(</text:span><text:span text:style-name="T91">Id</text:span><text:span text:style-name="T92">)</text:span><text:span text:style-name="T93"><text:s/></text:span><text:span text:style-name="T94">NOT</text:span><text:span text:style-name="T95"><text:s/></text:span><text:span text:style-name="T96">NULL,</text:span></text:p>
      <text:p text:style-name="P97"><text:span text:style-name="T98"><text:s/>EmployeeCount<text:s/></text:span><text:span text:style-name="T99">INT</text:span><text:span text:style-name="T100"><text:s/></text:span><text:span text:style-name="T101">NOT</text:span><text:span text:style-name="T102"><text:s/></text:span><text:span text:style-name="T103">NULL,</text:span></text:p>
      <text:p text:style-name="P104"><text:span text:style-name="T105"><text:s/>BaseRate<text:s/></text:span><text:span text:style-name="T106">DECIMAL<text:s/></text:span><text:span text:style-name="T107">(</text:span><text:span text:style-name="T108">15</text:span><text:span text:style-name="T109">,</text:span><text:span text:style-name="T110">2</text:span><text:span text:style-name="T111">)</text:span></text:p>
      <text:p text:style-name="P112"><text:span text:style-name="T113">)</text:span></text:p>
      <text:p text:style-name="P114"/>
      <text:p text:style-name="P115"><text:span text:style-name="T116">CREATE</text:span><text:span text:style-name="T117"><text:s/></text:span><text:span text:style-name="T118">TABLE</text:span><text:span text:style-name="T119"><text:s/>Rooms</text:span></text:p>
      <text:p text:style-name="P120"><text:span text:style-name="T121">(</text:span></text:p>
      <text:p text:style-name="P122"><text:span text:style-name="T123"><text:s/>Id<text:s/></text:span><text:span text:style-name="T124">INT</text:span><text:span text:style-name="T125"><text:s/></text:span><text:span text:style-name="T126">PRIMARY</text:span><text:span text:style-name="T127"><text:s/></text:span><text:span text:style-name="T128">KEY</text:span><text:span text:style-name="T129"><text:s/></text:span><text:span text:style-name="T130">IDENTITY</text:span><text:span text:style-name="T131">,</text:span></text:p>
      <text:p text:style-name="P132"><text:span text:style-name="T133"><text:s/>Price<text:s/></text:span><text:span text:style-name="T134">DECIMAL<text:s/></text:span><text:span text:style-name="T135">(</text:span><text:span text:style-name="T136">15</text:span><text:span text:style-name="T137">,</text:span><text:span text:style-name="T138">2</text:span><text:span text:style-name="T139">)</text:span><text:span text:style-name="T140"><text:s/></text:span><text:span text:style-name="T141">NOT</text:span><text:span text:style-name="T142"><text:s/></text:span><text:span text:style-name="T143">NULL,</text:span></text:p>
      <text:p text:style-name="P144"><text:span text:style-name="T145"><text:s/>[Type]<text:s/></text:span><text:span text:style-name="T146">NVARCHAR<text:s/></text:span><text:span text:style-name="T147">(</text:span><text:span text:style-name="T148">20</text:span><text:span text:style-name="T149">)</text:span><text:span text:style-name="T150"><text:s/></text:span><text:span text:style-name="T151">NOT</text:span><text:span text:style-name="T152"><text:s/></text:span><text:span text:style-name="T153">NULL,</text:span></text:p>
      <text:p text:style-name="P154"><text:span text:style-name="T155"><text:s/>Beds<text:s/></text:span><text:span text:style-name="T156">INT</text:span><text:span text:style-name="T157"><text:s/></text:span><text:span text:style-name="T158">NOT</text:span><text:span text:style-name="T159"><text:s/></text:span><text:span text:style-name="T160">NULL,</text:span></text:p>
      <text:p text:style-name="P161"><text:span text:style-name="T162"><text:s/>HotelId<text:s/></text:span><text:span text:style-name="T163">INT</text:span><text:span text:style-name="T164"><text:s/></text:span><text:span text:style-name="T165">FOREIGN</text:span><text:span text:style-name="T166"><text:s/></text:span><text:span text:style-name="T167">KEY</text:span><text:span text:style-name="T168"><text:s/></text:span><text:span text:style-name="T169">REFERENCES</text:span><text:span text:style-name="T170"><text:s/>Hotels</text:span><text:span text:style-name="T171">(</text:span><text:span text:style-name="T172">Id</text:span><text:span text:style-name="T173">)</text:span><text:span text:style-name="T174"><text:s/></text:span><text:span text:style-name="T175">NOT</text:span><text:span text:style-name="T176"><text:s/></text:span><text:span text:style-name="T177">NULL,</text:span></text:p>
      <text:p text:style-name="P178"><text:span text:style-name="T179">)</text:span></text:p>
      <text:p text:style-name="P180"><text:span text:style-name="T181"><text:s/></text:span><text:span text:style-name="T182">CREATE</text:span><text:span text:style-name="T183"><text:s/></text:span><text:span text:style-name="T184">TABLE</text:span><text:span text:style-name="T185"><text:s/>Trips</text:span></text:p>
      <text:p text:style-name="P186"><text:span text:style-name="T187">(</text:span></text:p>
      <text:p text:style-name="P188"><text:span text:style-name="T189"><text:s text:c="2"/>Id<text:s/></text:span><text:span text:style-name="T190">INT</text:span><text:span text:style-name="T191"><text:s/></text:span><text:span text:style-name="T192">PRIMARY</text:span><text:span text:style-name="T193"><text:s/></text:span><text:span text:style-name="T194">KEY</text:span><text:span text:style-name="T195"><text:s/></text:span><text:span text:style-name="T196">IDENTITY</text:span><text:span text:style-name="T197">,</text:span></text:p>
      <text:p text:style-name="P198"><text:span text:style-name="T199"><text:s text:c="2"/>RoomId<text:s/></text:span><text:span text:style-name="T200">INT</text:span><text:span text:style-name="T201"><text:s/></text:span><text:span text:style-name="T202">FOREIGN</text:span><text:span text:style-name="T203"><text:s/></text:span><text:span text:style-name="T204">KEY</text:span><text:span text:style-name="T205"><text:s/></text:span><text:span text:style-name="T206">REFERENCES</text:span><text:span text:style-name="T207"><text:s/>Rooms</text:span><text:span text:style-name="T208">(</text:span><text:span text:style-name="T209">Id</text:span><text:span text:style-name="T210">)</text:span><text:span text:style-name="T211"><text:s/></text:span><text:span text:style-name="T212">NOT</text:span><text:span text:style-name="T213"><text:s/></text:span><text:span text:style-name="T214">NULL,</text:span></text:p>
      <text:p text:style-name="P215"><text:span text:style-name="T216"><text:s text:c="2"/>BookDate<text:s/></text:span><text:span text:style-name="T217">DATE</text:span><text:span text:style-name="T218"><text:s text:c="2"/></text:span><text:span text:style-name="T219">NOT</text:span><text:span text:style-name="T220"><text:s/></text:span><text:span text:style-name="T221">NULL,</text:span></text:p>
      <text:p text:style-name="P222"><text:span text:style-name="T223"><text:s text:c="2"/>ArrivalDate<text:s/></text:span><text:span text:style-name="T224">DATE</text:span><text:span text:style-name="T225"><text:s/></text:span><text:span text:style-name="T226">NOT</text:span><text:span text:style-name="T227"><text:s/></text:span><text:span text:style-name="T228">NULL</text:span><text:span text:style-name="T229"><text:s/></text:span><text:span text:style-name="T230">,</text:span></text:p>
      <text:p text:style-name="P231"><text:span text:style-name="T232"><text:s text:c="2"/>ReturnDate<text:s/></text:span><text:span text:style-name="T233">DATE</text:span><text:span text:style-name="T234"><text:s/></text:span><text:span text:style-name="T235">NOT</text:span><text:span text:style-name="T236"><text:s/></text:span><text:span text:style-name="T237">NULL,</text:span></text:p>
      <text:p text:style-name="P238"><text:span text:style-name="T239"><text:s text:c="2"/>CancelDate<text:s/></text:span><text:span text:style-name="T240">DATE</text:span><text:span text:style-name="T241">,</text:span></text:p>
      <text:p text:style-name="P242"><text:span text:style-name="T243"><text:s text:c="2"/></text:span><text:span text:style-name="T244">CONSTRAINT</text:span><text:span text:style-name="T245"><text:s/>CHK_DATA <text:s/></text:span><text:span text:style-name="T246">CHECK<text:s/></text:span><text:span text:style-name="T247">(</text:span><text:span text:style-name="T248">BookDate</text:span><text:span text:style-name="T249">&lt;</text:span><text:span text:style-name="T250">ArrivalDate</text:span><text:span text:style-name="T251">),</text:span></text:p>
      <text:p text:style-name="P252"><text:span text:style-name="T253"><text:s text:c="2"/></text:span><text:span text:style-name="T254">CONSTRAINT</text:span><text:span text:style-name="T255"><text:s/>CHK_DATAa <text:s/></text:span><text:span text:style-name="T256">CHECK<text:s/></text:span><text:span text:style-name="T257">(</text:span><text:span text:style-name="T258">ArrivalDate</text:span><text:span text:style-name="T259">&lt;</text:span><text:span text:style-name="T260">ReturnDate</text:span><text:span text:style-name="T261">)</text:span></text:p>
      <text:p text:style-name="P262"><text:span text:style-name="T263">)</text:span></text:p>
      <text:p text:style-name="P264"/>
      <text:p text:style-name="P265"><text:span text:style-name="T266">CREATE</text:span><text:span text:style-name="T267"><text:s/></text:span><text:span text:style-name="T268">TABLE</text:span><text:span text:style-name="T269"><text:s/>Accounts</text:span></text:p>
      <text:p text:style-name="P270"><text:span text:style-name="T271">(</text:span></text:p>
      <text:p text:style-name="P272"><text:span text:style-name="T273"><text:s text:c="2"/>Id<text:s/></text:span><text:span text:style-name="T274">INT</text:span><text:span text:style-name="T275"><text:s/></text:span><text:span text:style-name="T276">PRIMARY</text:span><text:span text:style-name="T277"><text:s/></text:span><text:span text:style-name="T278">KEY</text:span><text:span text:style-name="T279"><text:s/></text:span><text:span text:style-name="T280">IDENTITY</text:span><text:span text:style-name="T281">,</text:span></text:p>
      <text:p text:style-name="P282"><text:span text:style-name="T283"><text:s text:c="2"/>FirstName<text:s/></text:span><text:span text:style-name="T284">NVARCHAR<text:s/></text:span><text:span text:style-name="T285">(</text:span><text:span text:style-name="T286">50</text:span><text:span text:style-name="T287">)</text:span><text:span text:style-name="T288"><text:s/></text:span><text:span text:style-name="T289">NOT</text:span><text:span text:style-name="T290"><text:s/></text:span><text:span text:style-name="T291">NULL,</text:span></text:p>
      <text:p text:style-name="P292"><text:span text:style-name="T293"><text:s text:c="2"/>MiddleName<text:s/></text:span><text:span text:style-name="T294">NVARCHAR<text:s/></text:span><text:span text:style-name="T295">(</text:span><text:span text:style-name="T296">20</text:span><text:span text:style-name="T297">),</text:span></text:p>
      <text:p text:style-name="P298"><text:span text:style-name="T299"><text:s text:c="2"/>LastName<text:s/></text:span><text:span text:style-name="T300">NVARCHAR<text:s/></text:span><text:span text:style-name="T301">(</text:span><text:span text:style-name="T302">50</text:span><text:span text:style-name="T303">)</text:span><text:span text:style-name="T304"><text:s/></text:span><text:span text:style-name="T305">NOT</text:span><text:span text:style-name="T306"><text:s/></text:span><text:span text:style-name="T307">NULL,</text:span></text:p>
      <text:p text:style-name="P308"><text:span text:style-name="T309"><text:s text:c="2"/>CityId<text:s/></text:span><text:span text:style-name="T310">INT</text:span><text:span text:style-name="T311"><text:s/></text:span><text:span text:style-name="T312">FOREIGN</text:span><text:span text:style-name="T313"><text:s/></text:span><text:span text:style-name="T314">KEY</text:span><text:span text:style-name="T315"><text:s/></text:span><text:span text:style-name="T316">REFERENCES</text:span><text:span text:style-name="T317"><text:s/>Cities</text:span><text:span text:style-name="T318">(</text:span><text:span text:style-name="T319">Id</text:span><text:span text:style-name="T320">)</text:span><text:span text:style-name="T321"><text:s/></text:span><text:span text:style-name="T322">NOT</text:span><text:span text:style-name="T323"><text:s/></text:span><text:span text:style-name="T324">NULL,</text:span></text:p>
      <text:p text:style-name="P325"><text:span text:style-name="T326"><text:s text:c="2"/>BirthDate<text:s/></text:span><text:span text:style-name="T327">DATE</text:span><text:span text:style-name="T328"><text:s text:c="2"/></text:span><text:span text:style-name="T329">NOT</text:span><text:span text:style-name="T330"><text:s/></text:span><text:span text:style-name="T331">NULL,</text:span></text:p>
      <text:p text:style-name="P332"><text:span text:style-name="T333"><text:s text:c="2"/>Email<text:s/></text:span><text:span text:style-name="T334">VARCHAR<text:s/></text:span><text:span text:style-name="T335">(</text:span><text:span text:style-name="T336">100</text:span><text:span text:style-name="T337">)</text:span><text:span text:style-name="T338"><text:s/></text:span><text:span text:style-name="T339">UNIQUE</text:span><text:span text:style-name="T340"><text:s/></text:span><text:span text:style-name="T341">NOT</text:span><text:span text:style-name="T342"><text:s/></text:span><text:span text:style-name="T343">NULL,</text:span></text:p>
      <text:p text:style-name="P344"><text:span text:style-name="T345">)</text:span></text:p>
      <text:p text:style-name="P346"/>
      <text:p text:style-name="P347"><text:span text:style-name="T348">CREATE</text:span><text:span text:style-name="T349"><text:s/></text:span><text:span text:style-name="T350">TABLE</text:span><text:span text:style-name="T351"><text:s/>AccountsTrips</text:span></text:p>
      <text:p text:style-name="P352"><text:span text:style-name="T353">(</text:span></text:p>
      <text:p text:style-name="P354"><text:span text:style-name="T355"><text:s text:c="2"/>AccountId<text:s/></text:span><text:span text:style-name="T356">INT</text:span><text:span text:style-name="T357"><text:s/></text:span><text:span text:style-name="T358">FOREIGN</text:span><text:span text:style-name="T359"><text:s/></text:span><text:span text:style-name="T360">KEY</text:span><text:span text:style-name="T361"><text:s/></text:span><text:span text:style-name="T362">REFERENCES</text:span><text:span text:style-name="T363"><text:s/>Accounts</text:span><text:span text:style-name="T364">(</text:span><text:span text:style-name="T365">Id</text:span><text:span text:style-name="T366">)</text:span><text:span text:style-name="T367"><text:s/></text:span><text:span text:style-name="T368">NOT</text:span><text:span text:style-name="T369"><text:s/></text:span><text:span text:style-name="T370">NULL,</text:span></text:p>
      <text:p text:style-name="P371"><text:span text:style-name="T372"><text:s text:c="2"/>TripId<text:s/></text:span><text:span text:style-name="T373">INT</text:span><text:span text:style-name="T374"><text:s/></text:span><text:span text:style-name="T375">FOREIGN</text:span><text:span text:style-name="T376"><text:s/></text:span><text:span text:style-name="T377">KEY</text:span><text:span text:style-name="T378"><text:s/></text:span><text:span text:style-name="T379">REFERENCES</text:span><text:span text:style-name="T380"><text:s/>Trips</text:span><text:span text:style-name="T381">(</text:span><text:span text:style-name="T382">Id</text:span><text:span text:style-name="T383">)</text:span><text:span text:style-name="T384"><text:s/></text:span><text:span text:style-name="T385">NOT</text:span><text:span text:style-name="T386"><text:s/></text:span><text:span text:style-name="T387">NULL,</text:span></text:p>
      <text:p text:style-name="P388"><text:span text:style-name="T389"><text:s text:c="2"/>Luggage<text:s/></text:span><text:span text:style-name="T390">INT</text:span><text:span text:style-name="T391"><text:s text:c="2"/></text:span><text:span text:style-name="T392">CHECK</text:span><text:span text:style-name="T393">(</text:span><text:span text:style-name="T394">Luggage<text:s/></text:span><text:span text:style-name="T395">&gt;=</text:span><text:span text:style-name="T396"><text:s/>0</text:span><text:span text:style-name="T397">)</text:span><text:span text:style-name="T398"><text:s/></text:span><text:span text:style-name="T399">NOT</text:span><text:span text:style-name="T400"><text:s/></text:span><text:span text:style-name="T401">NULL,</text:span></text:p>
      <text:p text:style-name="P402"><text:span text:style-name="T403"><text:s text:c="2"/></text:span><text:span text:style-name="T404">CONSTRAINT</text:span><text:span text:style-name="T405"><text:s/>PK_OlderParts<text:s/></text:span><text:span text:style-name="T406">PRIMARY</text:span><text:span text:style-name="T407"><text:s/></text:span><text:span text:style-name="T408">KEY<text:s/></text:span><text:span text:style-name="T409">(</text:span><text:span text:style-name="T410">AccountId</text:span><text:span text:style-name="T411">,</text:span><text:span text:style-name="T412"><text:s/>TripId</text:span><text:span text:style-name="T413">)</text:span></text:p>
      <text:p text:style-name="P414"><text:span text:style-name="T415">)</text:span></text:p>
      <text:p text:style-name="P416"/>
      <text:p text:style-name="P417"><text:span text:style-name="T418">SELECT</text:span><text:span text:style-name="T419">*</text:span></text:p>
      <text:p text:style-name="P420"><text:span text:style-name="T421">FROM</text:span><text:span text:style-name="T422"><text:s/>Accounts</text:span></text:p>
      <text:p text:style-name="P423"/>
      <text:p text:style-name="P424"><text:span text:style-name="T425">INSERT</text:span><text:span text:style-name="T426"><text:s/></text:span><text:span text:style-name="T427">INTO</text:span><text:span text:style-name="T428"><text:s/>Accounts</text:span><text:span text:style-name="T429">(</text:span><text:span text:style-name="T430">FirstName</text:span><text:span text:style-name="T431">,</text:span><text:span text:style-name="T432">MiddleName</text:span><text:span text:style-name="T433">,</text:span><text:span text:style-name="T434">LastName</text:span><text:span text:style-name="T435">,</text:span><text:span text:style-name="T436">CityId</text:span><text:span text:style-name="T437">,</text:span><text:span text:style-name="T438">BirthDate</text:span><text:span text:style-name="T439">,</text:span><text:span text:style-name="T440">Email</text:span><text:span text:style-name="T441">)</text:span></text:p>
      <text:p text:style-name="P442"><text:span text:style-name="T443">VALUES</text:span></text:p>
      <text:p text:style-name="P444"><text:span text:style-name="T445">(</text:span><text:span text:style-name="T446">'John'</text:span><text:span text:style-name="T447">,</text:span><text:span text:style-name="T448">'Smith'</text:span><text:span text:style-name="T449">,</text:span><text:span text:style-name="T450">'Smith'</text:span><text:span text:style-name="T451">,</text:span><text:span text:style-name="T452">34</text:span><text:span text:style-name="T453">,</text:span><text:span text:style-name="T454">'1975-07-21'</text:span><text:span text:style-name="T455">,</text:span><text:span text:style-name="T456">'j_smith@gmail.com'</text:span><text:span text:style-name="T457">),</text:span></text:p>
      <text:p text:style-name="P458"><text:span text:style-name="T459">(</text:span><text:span text:style-name="T460">'Gosho'</text:span><text:span text:style-name="T461">,NULL,</text:span><text:span text:style-name="T462">'Petrov'</text:span><text:span text:style-name="T463">,</text:span><text:span text:style-name="T464">11</text:span><text:span text:style-name="T465">,</text:span><text:span text:style-name="T466">'1978-05-16'</text:span><text:span text:style-name="T467">,</text:span><text:span text:style-name="T468">'g_petrov@gmail.com'</text:span><text:span text:style-name="T469">),</text:span></text:p>
      <text:p text:style-name="P470"><text:span text:style-name="T471">(</text:span><text:span text:style-name="T472">'Ivan'</text:span><text:span text:style-name="T473">,</text:span><text:span text:style-name="T474">'Petrovich'</text:span><text:span text:style-name="T475">,</text:span><text:span text:style-name="T476">'Pavlov'</text:span><text:span text:style-name="T477">,</text:span><text:span text:style-name="T478">59</text:span><text:span text:style-name="T479">,</text:span><text:span text:style-name="T480">'1849-09-26'</text:span><text:span text:style-name="T481">,</text:span><text:span text:style-name="T482">'i_pavlov@softuni.bg'</text:span><text:span text:style-name="T483">),</text:span></text:p>
      <text:p text:style-name="P484"><text:span text:style-name="T485">(</text:span><text:span text:style-name="T486">'Friedrich'</text:span><text:span text:style-name="T487">,</text:span><text:span text:style-name="T488">'Wilhelm'</text:span><text:span text:style-name="T489">,</text:span><text:span text:style-name="T490">'Nietzsche'</text:span><text:span text:style-name="T491">,</text:span><text:span text:style-name="T492">2</text:span><text:span text:style-name="T493">,</text:span><text:span text:style-name="T494">'1844-10-15'</text:span><text:span text:style-name="T495">,</text:span><text:span text:style-name="T496">'f_nietzsche@softuni.bg'</text:span><text:span text:style-name="T497">)</text:span></text:p>
      <text:p text:style-name="P498"/>
      <text:p text:style-name="P499"/>
      <text:p text:style-name="P500"><text:span text:style-name="T501">INSERT</text:span><text:span text:style-name="T502"><text:s/></text:span><text:span text:style-name="T503">INTO</text:span><text:span text:style-name="T504"><text:s/>Trips</text:span><text:span text:style-name="T505"><text:s/></text:span><text:span text:style-name="T506">(</text:span><text:span text:style-name="T507">RoomId</text:span><text:span text:style-name="T508">,</text:span><text:span text:style-name="T509">BookDate</text:span><text:span text:style-name="T510">,</text:span><text:span text:style-name="T511">ArrivalDate</text:span><text:span text:style-name="T512">,</text:span><text:span text:style-name="T513">ReturnDate</text:span><text:span text:style-name="T514">,</text:span><text:span text:style-name="T515">CancelDate</text:span><text:span text:style-name="T516">)</text:span></text:p>
      <text:p text:style-name="P517"><text:span text:style-name="T518">VALUES</text:span></text:p>
      <text:p text:style-name="P519"><text:span text:style-name="T520">(</text:span><text:span text:style-name="T521">101</text:span><text:span text:style-name="T522">,</text:span><text:span text:style-name="T523">'2015-04-12'</text:span><text:span text:style-name="T524">,</text:span><text:span text:style-name="T525">'2015-04-14'</text:span><text:span text:style-name="T526">,</text:span><text:span text:style-name="T527">'2015-04-20'</text:span><text:span text:style-name="T528">,</text:span><text:span text:style-name="T529">'2015-02-02'</text:span><text:span text:style-name="T530">),</text:span></text:p>
      <text:p text:style-name="P531"><text:span text:style-name="T532">(</text:span><text:span text:style-name="T533">102</text:span><text:span text:style-name="T534">,</text:span><text:span text:style-name="T535">'2015-07-07'</text:span><text:span text:style-name="T536">,</text:span><text:span text:style-name="T537">'2015-07-15'</text:span><text:span text:style-name="T538">,</text:span><text:span text:style-name="T539">'2015-07-22'</text:span><text:span text:style-name="T540">,</text:span><text:span text:style-name="T541">'2015-04-29'</text:span><text:span text:style-name="T542">),</text:span></text:p>
      <text:p text:style-name="P543"><text:span text:style-name="T544">(</text:span><text:span text:style-name="T545">103</text:span><text:span text:style-name="T546">,</text:span><text:span text:style-name="T547">'2013-07-17'</text:span><text:span text:style-name="T548">,</text:span><text:span text:style-name="T549">'2013-07-23'</text:span><text:span text:style-name="T550">,</text:span><text:span text:style-name="T551">'2013-07-24'</text:span><text:span text:style-name="T552">,NULL),</text:span></text:p>
      <text:p text:style-name="P553"><text:span text:style-name="T554">(</text:span><text:span text:style-name="T555">104</text:span><text:span text:style-name="T556">,</text:span><text:span text:style-name="T557">'2012-03-17'</text:span><text:span text:style-name="T558">,</text:span><text:span text:style-name="T559">'2012-03-31'</text:span><text:span text:style-name="T560">,</text:span><text:span text:style-name="T561">'2012-04-01'</text:span><text:span text:style-name="T562">,</text:span><text:span text:style-name="T563">'2012-01-10'</text:span><text:span text:style-name="T564">),</text:span></text:p>
      <text:p text:style-name="P565"><text:span text:style-name="T566">(</text:span><text:span text:style-name="T567">109</text:span><text:span text:style-name="T568">,</text:span><text:span text:style-name="T569">'2017-08-07'</text:span><text:span text:style-name="T570">,</text:span><text:span text:style-name="T571">'2017-08-28'</text:span><text:span text:style-name="T572">,</text:span><text:span text:style-name="T573">'2017-08-29'</text:span><text:span text:style-name="T574">,NULL)</text:span></text:p>
      <text:p text:style-name="P575"/>
      <text:p text:style-name="P576"/>
      <text:p text:style-name="P577"><text:span text:style-name="T578"><text:tab/></text:span><text:span text:style-name="T579">UPDATE</text:span><text:span text:style-name="T580"><text:s/>Rooms</text:span></text:p>
      <text:p text:style-name="P581"><text:span text:style-name="T582"><text:tab/></text:span><text:span text:style-name="T583">SET</text:span><text:span text:style-name="T584"><text:s/>Price</text:span><text:span text:style-name="T585">=</text:span><text:span text:style-name="T586">Price</text:span><text:span text:style-name="T587">+(</text:span><text:span text:style-name="T588">Price</text:span><text:span text:style-name="T589">*</text:span><text:span text:style-name="T590">0.14</text:span><text:span text:style-name="T591">)</text:span></text:p>
      <text:p text:style-name="P592"><text:span text:style-name="T593"><text:tab/></text:span><text:span text:style-name="T594">WHERE</text:span><text:span text:style-name="T595"><text:s/>HotelId<text:s/></text:span><text:span text:style-name="T596">IN</text:span><text:span text:style-name="T597"><text:s/></text:span><text:span text:style-name="T598">(</text:span><text:span text:style-name="T599">5</text:span><text:span text:style-name="T600">,</text:span><text:span text:style-name="T601">7</text:span><text:span text:style-name="T602">,</text:span><text:span text:style-name="T603">9</text:span><text:span text:style-name="T604">)</text:span></text:p>
      <text:p text:style-name="P605"/>
      <text:p text:style-name="P606"><text:span text:style-name="T607">DELETE</text:span><text:span text:style-name="T608"><text:s/></text:span><text:span text:style-name="T609">FROM</text:span><text:span text:style-name="T610"><text:s/>AccountsTrips</text:span></text:p>
      <text:p text:style-name="P611"><text:span text:style-name="T612">WHERE</text:span><text:span text:style-name="T613"><text:s/>AccountId<text:s/></text:span><text:span text:style-name="T614">=</text:span><text:span text:style-name="T615"><text:s/>47</text:span></text:p>
      <text:p text:style-name="P616"/>
      <text:p text:style-name="P617"/>
      <text:p text:style-name="P618"><text:span text:style-name="T619">--PROBLEM 5</text:span></text:p>
      <text:p text:style-name="P620"><text:span text:style-name="T621">SELECT</text:span><text:span text:style-name="T622"><text:s/>Id</text:span><text:span text:style-name="T623">,</text:span><text:span text:style-name="T624">Name</text:span></text:p>
      <text:p text:style-name="P625"><text:span text:style-name="T626">FROM</text:span><text:span text:style-name="T627"><text:s/>Cities</text:span></text:p>
      <text:p text:style-name="P628"><text:span text:style-name="T629">WHERE</text:span><text:span text:style-name="T630"><text:s/>CountryCode</text:span><text:span text:style-name="T631">=</text:span><text:span text:style-name="T632">'BG'</text:span></text:p>
      <text:p text:style-name="P633"><text:span text:style-name="T634">ORDER</text:span><text:span text:style-name="T635"><text:s/></text:span><text:span text:style-name="T636">BY</text:span><text:span text:style-name="T637"><text:s/></text:span><text:span text:style-name="T638">Name</text:span></text:p>
      <text:p text:style-name="P639"><text:span text:style-name="T640">go</text:span></text:p>
      <text:p text:style-name="P641"><text:span text:style-name="T642">--Problem 6</text:span></text:p>
      <text:p text:style-name="P643"><text:s text:c="2"/></text:p>
      <text:p text:style-name="P644"><text:span text:style-name="T645"><text:tab/></text:span><text:span text:style-name="T646">SELECT</text:span><text:span text:style-name="T647"><text:s text:c="2"/>FirstName</text:span><text:span text:style-name="T648">+</text:span><text:span text:style-name="T649"><text:s/></text:span><text:span text:style-name="T650">' '</text:span><text:span text:style-name="T651"><text:s/></text:span><text:span text:style-name="T652">+</text:span><text:span text:style-name="T653">ISNULL</text:span><text:span text:style-name="T654">(</text:span><text:span text:style-name="T655">MiddleName</text:span><text:span text:style-name="T656">+</text:span><text:span text:style-name="T657">' '</text:span><text:span text:style-name="T658">+</text:span><text:span text:style-name="T659">LastName</text:span><text:span text:style-name="T660">,</text:span><text:span text:style-name="T661">LastName</text:span><text:span text:style-name="T662">)</text:span><text:span text:style-name="T663">[Full Name]</text:span><text:span text:style-name="T664">,</text:span></text:p>
      <text:p text:style-name="P665"><text:span text:style-name="T666"><text:tab/></text:span><text:span text:style-name="T667">DATEPART</text:span><text:span text:style-name="T668">(</text:span><text:span text:style-name="T669">Year</text:span><text:span text:style-name="T670">,</text:span><text:span text:style-name="T671">BirthDate</text:span><text:span text:style-name="T672">)</text:span><text:span text:style-name="T673"><text:s/></text:span><text:span text:style-name="T674">AS</text:span><text:span text:style-name="T675"><text:s/>[BirthYear]</text:span></text:p>
      <text:p text:style-name="P676"><text:span text:style-name="T677"><text:tab/></text:span><text:span text:style-name="T678">FROM</text:span><text:span text:style-name="T679"><text:s/>Accounts</text:span></text:p>
      <text:p text:style-name="P680"><text:span text:style-name="T681"><text:tab/></text:span><text:span text:style-name="T682">WHERE</text:span><text:span text:style-name="T683"><text:s/></text:span><text:span text:style-name="T684">DATEPART</text:span><text:span text:style-name="T685">(</text:span><text:span text:style-name="T686">Year</text:span><text:span text:style-name="T687">,</text:span><text:span text:style-name="T688">BirthDate</text:span><text:span text:style-name="T689">)&gt;</text:span><text:span text:style-name="T690">1991</text:span></text:p>
      <text:p text:style-name="P691"><text:span text:style-name="T692"><text:tab/></text:span><text:span text:style-name="T693">ORDER</text:span><text:span text:style-name="T694"><text:s/></text:span><text:span text:style-name="T695">BY</text:span><text:span text:style-name="T696"><text:s/>BirthYear<text:s/></text:span><text:span text:style-name="T697">DESC</text:span><text:span text:style-name="T698"><text:s/></text:span><text:span text:style-name="T699">,</text:span><text:span text:style-name="T700">[Full Name]<text:s/></text:span><text:span text:style-name="T701">ASC</text:span></text:p>
      <text:p text:style-name="P702"/>
      <text:p text:style-name="P703"><text:span text:style-name="T704">--PROBLEM 7</text:span></text:p>
      <text:p text:style-name="P705"/>
      <text:p text:style-name="P706"><text:span text:style-name="T707">SELECT</text:span><text:span text:style-name="T708"><text:s/>acc</text:span><text:span text:style-name="T709">.</text:span><text:span text:style-name="T710">FirstName</text:span><text:span text:style-name="T711">,</text:span><text:span text:style-name="T712">acc</text:span><text:span text:style-name="T713">.</text:span><text:span text:style-name="T714">LastName</text:span><text:span text:style-name="T715">,</text:span><text:span text:style-name="T716">FORMAT</text:span><text:span text:style-name="T717">(</text:span><text:span text:style-name="T718">acc</text:span><text:span text:style-name="T719">.</text:span><text:span text:style-name="T720">BirthDate</text:span><text:span text:style-name="T721">,</text:span><text:span text:style-name="T722">'MM-dd-yyyy'</text:span><text:span text:style-name="T723">)</text:span><text:span text:style-name="T724"><text:s/></text:span><text:span text:style-name="T725">AS</text:span><text:span text:style-name="T726"><text:s/>[BirthDate]</text:span><text:span text:style-name="T727">,</text:span><text:span text:style-name="T728">ct</text:span><text:span text:style-name="T729">.</text:span><text:span text:style-name="T730">Name</text:span><text:span text:style-name="T731"><text:s/></text:span><text:span text:style-name="T732">AS</text:span><text:span text:style-name="T733"><text:s/>[Hometown]</text:span><text:span text:style-name="T734">,</text:span><text:span text:style-name="T735">acc</text:span><text:span text:style-name="T736">.</text:span><text:span text:style-name="T737">Email</text:span></text:p>
      <text:p text:style-name="P738"><text:span text:style-name="T739">FROM</text:span><text:span text:style-name="T740"><text:s/>Accounts<text:s/></text:span><text:span text:style-name="T741">AS</text:span><text:span text:style-name="T742"><text:s/>acc</text:span></text:p>
      <text:p text:style-name="P743"><text:span text:style-name="T744">JOIN</text:span><text:span text:style-name="T745"><text:s/>Cities<text:s/></text:span><text:span text:style-name="T746">AS</text:span><text:span text:style-name="T747"><text:s/>ct</text:span></text:p>
      <text:p text:style-name="P748"><text:span text:style-name="T749">ON</text:span><text:span text:style-name="T750"><text:s/>ct</text:span><text:span text:style-name="T751">.</text:span><text:span text:style-name="T752">Id</text:span><text:span text:style-name="T753">=</text:span><text:span text:style-name="T754">acc</text:span><text:span text:style-name="T755">.</text:span><text:span text:style-name="T756">CityId</text:span></text:p>
      <text:p text:style-name="P757"><text:span text:style-name="T758">WHERE</text:span><text:span text:style-name="T759"><text:s/>acc</text:span><text:span text:style-name="T760">.</text:span><text:span text:style-name="T761">Email<text:s/></text:span><text:span text:style-name="T762">LIKE</text:span><text:span text:style-name="T763"><text:s/></text:span><text:span text:style-name="T764">'e%'</text:span></text:p>
      <text:p text:style-name="P765"><text:span text:style-name="T766">ORDER</text:span><text:span text:style-name="T767"><text:s/></text:span><text:span text:style-name="T768">BY</text:span><text:span text:style-name="T769"><text:s/>Hometown<text:s/></text:span><text:span text:style-name="T770">DESC</text:span></text:p>
      <text:p text:style-name="P771"/>
      <text:p text:style-name="P772"><text:span text:style-name="T773">--Problem 8</text:span></text:p>
      <text:p text:style-name="P774"><text:span text:style-name="T775">SELECT</text:span><text:span text:style-name="T776"><text:s/>cit</text:span><text:span text:style-name="T777">.</text:span><text:span text:style-name="T778">Name</text:span><text:span text:style-name="T779"><text:s/></text:span><text:span text:style-name="T780">AS</text:span><text:span text:style-name="T781"><text:s/>[City]</text:span><text:span text:style-name="T782">,</text:span></text:p>
      <text:p text:style-name="P783"><text:span text:style-name="T784">COUNT</text:span><text:span text:style-name="T785"><text:s/></text:span><text:span text:style-name="T786">(</text:span><text:span text:style-name="T787">hot</text:span><text:span text:style-name="T788">.</text:span><text:span text:style-name="T789">Id</text:span><text:span text:style-name="T790">)</text:span><text:span text:style-name="T791"><text:s/></text:span><text:span text:style-name="T792">AS</text:span><text:span text:style-name="T793"><text:s/>[Hotels]</text:span></text:p>
      <text:p text:style-name="P794"><text:span text:style-name="T795">FROM</text:span><text:span text:style-name="T796"><text:s/>Cities<text:s/></text:span><text:span text:style-name="T797">as</text:span><text:span text:style-name="T798"><text:s/>cit</text:span></text:p>
      <text:p text:style-name="P799"><text:span text:style-name="T800">LEFT</text:span><text:span text:style-name="T801"><text:s/></text:span><text:span text:style-name="T802">JOIN</text:span><text:span text:style-name="T803"><text:s/>Hotels<text:s/></text:span><text:span text:style-name="T804">as</text:span><text:span text:style-name="T805"><text:s/>hot</text:span></text:p>
      <text:p text:style-name="P806"><text:span text:style-name="T807">ON</text:span><text:span text:style-name="T808"><text:s/>hot</text:span><text:span text:style-name="T809">.</text:span><text:span text:style-name="T810">CityId</text:span><text:span text:style-name="T811">=</text:span><text:span text:style-name="T812">cit</text:span><text:span text:style-name="T813">.</text:span><text:span text:style-name="T814">Id</text:span></text:p>
      <text:p text:style-name="P815"><text:span text:style-name="T816">GROUP</text:span><text:span text:style-name="T817"><text:s/></text:span><text:span text:style-name="T818">BY</text:span><text:span text:style-name="T819"><text:s/>cit</text:span><text:span text:style-name="T820">.</text:span><text:span text:style-name="T821">Name</text:span></text:p>
      <text:p text:style-name="P822"><text:span text:style-name="T823">ORDER</text:span><text:span text:style-name="T824"><text:s/></text:span><text:span text:style-name="T825">BY</text:span><text:span text:style-name="T826"><text:s text:c="2"/>Hotels<text:s/></text:span><text:span text:style-name="T827">DESC</text:span><text:span text:style-name="T828">,</text:span><text:span text:style-name="T829">City<text:s/></text:span><text:span text:style-name="T830">ASC</text:span></text:p>
      <text:p text:style-name="P831"><text:span text:style-name="T832">--Problem 9</text:span></text:p>
      <text:p text:style-name="P833"><text:span text:style-name="T834">SELECT</text:span><text:span text:style-name="T835"><text:s/>rm</text:span><text:span text:style-name="T836">.</text:span><text:span text:style-name="T837">Id</text:span><text:span text:style-name="T838">,</text:span><text:span text:style-name="T839">rm</text:span><text:span text:style-name="T840">.</text:span><text:span text:style-name="T841">Price</text:span><text:span text:style-name="T842">,</text:span><text:span text:style-name="T843">hot</text:span><text:span text:style-name="T844">.</text:span><text:span text:style-name="T845">Name</text:span><text:span text:style-name="T846"><text:s/></text:span><text:span text:style-name="T847">AS</text:span><text:span text:style-name="T848"><text:s/>[Hotel]</text:span><text:span text:style-name="T849">,</text:span><text:span text:style-name="T850">cit</text:span><text:span text:style-name="T851">.</text:span><text:span text:style-name="T852">Name</text:span><text:span text:style-name="T853"><text:s/></text:span><text:span text:style-name="T854">AS</text:span><text:span text:style-name="T855"><text:s/>[City]</text:span></text:p>
      <text:p text:style-name="P856"><text:span text:style-name="T857">FROM</text:span><text:span text:style-name="T858"><text:s/>Rooms<text:s/></text:span><text:span text:style-name="T859">AS</text:span><text:span text:style-name="T860"><text:s/>rm</text:span></text:p>
      <text:p text:style-name="P861"><text:span text:style-name="T862">JOIN</text:span><text:span text:style-name="T863"><text:s/>Hotels<text:s/></text:span><text:span text:style-name="T864">as</text:span><text:span text:style-name="T865"><text:s/>hot</text:span></text:p>
      <text:p text:style-name="P866"><text:span text:style-name="T867">ON</text:span><text:span text:style-name="T868"><text:s/>hot</text:span><text:span text:style-name="T869">.</text:span><text:span text:style-name="T870">Id</text:span><text:span text:style-name="T871">=</text:span><text:span text:style-name="T872">rm</text:span><text:span text:style-name="T873">.</text:span><text:span text:style-name="T874">HotelId</text:span></text:p>
      <text:p text:style-name="P875"><text:span text:style-name="T876">JOIN</text:span><text:span text:style-name="T877"><text:s/>Cities<text:s/></text:span><text:span text:style-name="T878">as</text:span><text:span text:style-name="T879"><text:s/>cit</text:span></text:p>
      <text:p text:style-name="P880"><text:span text:style-name="T881">ON</text:span><text:span text:style-name="T882"><text:s/>cit</text:span><text:span text:style-name="T883">.</text:span><text:span text:style-name="T884">Id</text:span><text:span text:style-name="T885">=</text:span><text:span text:style-name="T886">hot</text:span><text:span text:style-name="T887">.</text:span><text:span text:style-name="T888">CityId</text:span></text:p>
      <text:p text:style-name="P889"><text:span text:style-name="T890">WHERE</text:span><text:span text:style-name="T891"><text:s/>rm</text:span><text:span text:style-name="T892">.</text:span><text:span text:style-name="T893">Type</text:span><text:span text:style-name="T894">=</text:span><text:span text:style-name="T895">'First Class'</text:span></text:p>
      <text:p text:style-name="P896"><text:span text:style-name="T897">ORDER</text:span><text:span text:style-name="T898"><text:s/></text:span><text:span text:style-name="T899">BY</text:span><text:span text:style-name="T900"><text:s/>rm</text:span><text:span text:style-name="T901">.</text:span><text:span text:style-name="T902">Price<text:s/></text:span><text:span text:style-name="T903">DESC</text:span><text:span text:style-name="T904">,</text:span><text:span text:style-name="T905">rm</text:span><text:span text:style-name="T906">.</text:span><text:span text:style-name="T907">Id</text:span></text:p>
      <text:p text:style-name="P908"/>
      <text:p text:style-name="P909"><text:span text:style-name="T910">--Problem 10</text:span></text:p>
      <text:p text:style-name="P911"><text:span text:style-name="T912">SELECT</text:span><text:span text:style-name="T913"><text:s/>acc</text:span><text:span text:style-name="T914">.</text:span><text:span text:style-name="T915">Id<text:s/></text:span><text:span text:style-name="T916">AS</text:span><text:span text:style-name="T917"><text:s/>[AccountId]</text:span><text:span text:style-name="T918">,</text:span></text:p>
      <text:p text:style-name="P919"><text:span text:style-name="T920"><text:s text:c="7"/>acc</text:span><text:span text:style-name="T921">.</text:span><text:span text:style-name="T922">FirstName<text:s/></text:span><text:span text:style-name="T923">+</text:span><text:span text:style-name="T924"><text:s/></text:span><text:span text:style-name="T925">' '</text:span><text:span text:style-name="T926">+</text:span><text:span text:style-name="T927"><text:s/>acc</text:span><text:span text:style-name="T928">.</text:span><text:span text:style-name="T929">LastName<text:s/></text:span><text:span text:style-name="T930">AS</text:span><text:span text:style-name="T931"><text:s/>[FullName]</text:span><text:span text:style-name="T932">,</text:span></text:p>
      <text:p text:style-name="P933"><text:span text:style-name="T934"><text:tab/><text:s text:c="3"/></text:span><text:span text:style-name="T935">MAX</text:span><text:span text:style-name="T936">(</text:span><text:span text:style-name="T937">DATEDIFF</text:span><text:span text:style-name="T938">(</text:span><text:span text:style-name="T939">DAY</text:span><text:span text:style-name="T940">,</text:span><text:span text:style-name="T941">trip</text:span><text:span text:style-name="T942">.</text:span><text:span text:style-name="T943">ArrivalDate</text:span><text:span text:style-name="T944">,</text:span><text:span text:style-name="T945">trip</text:span><text:span text:style-name="T946">.</text:span><text:span text:style-name="T947">ReturnDate</text:span><text:span text:style-name="T948">))</text:span><text:span text:style-name="T949"><text:s/></text:span><text:span text:style-name="T950">AS</text:span><text:span text:style-name="T951"><text:s/>[LongestTrip]</text:span><text:span text:style-name="T952">,</text:span></text:p>
      <text:p text:style-name="P953"><text:span text:style-name="T954"><text:tab/><text:s text:c="3"/></text:span><text:span text:style-name="T955">MIN</text:span><text:span text:style-name="T956">(</text:span><text:span text:style-name="T957">DATEDIFF</text:span><text:span text:style-name="T958">(</text:span><text:span text:style-name="T959">DAY</text:span><text:span text:style-name="T960">,</text:span><text:span text:style-name="T961">trip</text:span><text:span text:style-name="T962">.</text:span><text:span text:style-name="T963">ArrivalDate</text:span><text:span text:style-name="T964">,</text:span><text:span text:style-name="T965">trip</text:span><text:span text:style-name="T966">.</text:span><text:span text:style-name="T967">ReturnDate</text:span><text:span text:style-name="T968">))</text:span><text:span text:style-name="T969"><text:s/></text:span><text:span text:style-name="T970">AS</text:span><text:span text:style-name="T971"><text:s/>[ShortestTrip]</text:span></text:p>
      <text:p text:style-name="P972"><text:span text:style-name="T973">FROM</text:span><text:span text:style-name="T974"><text:s/>Accounts<text:s/></text:span><text:span text:style-name="T975">as</text:span><text:span text:style-name="T976"><text:s/>acc</text:span></text:p>
      <text:p text:style-name="P977"><text:span text:style-name="T978">JOIN</text:span><text:span text:style-name="T979"><text:s/>AccountsTrips<text:s/></text:span><text:span text:style-name="T980">as</text:span><text:span text:style-name="T981"><text:s/>acctrip</text:span></text:p>
      <text:p text:style-name="P982"><text:span text:style-name="T983">ON</text:span><text:span text:style-name="T984"><text:s/>acctrip</text:span><text:span text:style-name="T985">.</text:span><text:span text:style-name="T986">AccountId</text:span><text:span text:style-name="T987">=</text:span><text:span text:style-name="T988">acc</text:span><text:span text:style-name="T989">.</text:span><text:span text:style-name="T990">Id</text:span></text:p>
      <text:p text:style-name="P991"><text:span text:style-name="T992">JOIN</text:span><text:span text:style-name="T993"><text:s/>Trips<text:s/></text:span><text:span text:style-name="T994">as</text:span><text:span text:style-name="T995"><text:s/>trip</text:span></text:p>
      <text:p text:style-name="P996"><text:span text:style-name="T997">ON</text:span><text:span text:style-name="T998"><text:s/>trip</text:span><text:span text:style-name="T999">.</text:span><text:span text:style-name="T1000">Id</text:span><text:span text:style-name="T1001">=</text:span><text:span text:style-name="T1002">acctrip</text:span><text:span text:style-name="T1003">.</text:span><text:span text:style-name="T1004">TripId</text:span></text:p>
      <text:p text:style-name="P1005"><text:span text:style-name="T1006">WHERE</text:span><text:span text:style-name="T1007"><text:s/>acc</text:span><text:span text:style-name="T1008">.</text:span><text:span text:style-name="T1009">MiddleName<text:s/></text:span><text:span text:style-name="T1010">IS</text:span><text:span text:style-name="T1011"><text:s/></text:span><text:span text:style-name="T1012">NULL</text:span><text:span text:style-name="T1013"><text:s/></text:span><text:span text:style-name="T1014">AND</text:span><text:span text:style-name="T1015"><text:s/>trip</text:span><text:span text:style-name="T1016">.</text:span><text:span text:style-name="T1017">CancelDate<text:s/></text:span><text:span text:style-name="T1018">IS</text:span><text:span text:style-name="T1019"><text:s/></text:span><text:span text:style-name="T1020">NULL</text:span></text:p>
      <text:p text:style-name="P1021"><text:span text:style-name="T1022">GROUP</text:span><text:span text:style-name="T1023"><text:s/></text:span><text:span text:style-name="T1024">BY</text:span><text:span text:style-name="T1025"><text:s/>acc</text:span><text:span text:style-name="T1026">.</text:span><text:span text:style-name="T1027">Id</text:span><text:span text:style-name="T1028">,</text:span><text:span text:style-name="T1029">acc</text:span><text:span text:style-name="T1030">.</text:span><text:span text:style-name="T1031">FirstName</text:span><text:span text:style-name="T1032">+</text:span><text:span text:style-name="T1033">' '</text:span><text:span text:style-name="T1034">+</text:span><text:span text:style-name="T1035">acc</text:span><text:span text:style-name="T1036">.</text:span><text:span text:style-name="T1037">LastName</text:span></text:p>
      <text:p text:style-name="P1038"><text:span text:style-name="T1039">ORDER</text:span><text:span text:style-name="T1040"><text:s/></text:span><text:span text:style-name="T1041">BY</text:span><text:span text:style-name="T1042"><text:s/>LongestTrip<text:s/></text:span><text:span text:style-name="T1043">DESC</text:span><text:span text:style-name="T1044">,</text:span><text:span text:style-name="T1045">acc</text:span><text:span text:style-name="T1046">.</text:span><text:span text:style-name="T1047">Id</text:span></text:p>
      <text:p text:style-name="P1048"/>
      <text:p text:style-name="P1049"/>
      <text:p text:style-name="P1050"><text:span text:style-name="T1051">--Problem 11</text:span></text:p>
      <text:p text:style-name="P1052"><text:span text:style-name="T1053">SELECT</text:span><text:span text:style-name="T1054"><text:s/></text:span><text:span text:style-name="T1055">TOP</text:span><text:span text:style-name="T1056">(</text:span><text:span text:style-name="T1057">5</text:span><text:span text:style-name="T1058">)</text:span><text:span text:style-name="T1059"><text:s/>cit</text:span><text:span text:style-name="T1060">.</text:span><text:span text:style-name="T1061">Id</text:span><text:span text:style-name="T1062">,</text:span></text:p>
      <text:p text:style-name="P1063"><text:span text:style-name="T1064"><text:s text:c="7"/>cit</text:span><text:span text:style-name="T1065">.</text:span><text:span text:style-name="T1066">Name</text:span><text:span text:style-name="T1067">,</text:span></text:p>
      <text:p text:style-name="P1068"><text:span text:style-name="T1069"><text:tab/><text:s text:c="3"/>cit</text:span><text:span text:style-name="T1070">.</text:span><text:span text:style-name="T1071">CountryCode<text:s/></text:span><text:span text:style-name="T1072">AS</text:span><text:span text:style-name="T1073"><text:s/>[Country]</text:span><text:span text:style-name="T1074">,</text:span></text:p>
      <text:p text:style-name="P1075"><text:span text:style-name="T1076"><text:tab/><text:s text:c="3"/></text:span><text:span text:style-name="T1077">COUNT</text:span><text:span text:style-name="T1078">(</text:span><text:span text:style-name="T1079">acc</text:span><text:span text:style-name="T1080">.</text:span><text:span text:style-name="T1081">Id</text:span><text:span text:style-name="T1082">)</text:span><text:span text:style-name="T1083"><text:s/></text:span><text:span text:style-name="T1084">AS</text:span><text:span text:style-name="T1085"><text:s/>[Accounts]<text:s/></text:span></text:p>
      <text:p text:style-name="P1086"><text:span text:style-name="T1087">FROM</text:span><text:span text:style-name="T1088"><text:s/>Cities<text:s/></text:span><text:span text:style-name="T1089">as</text:span><text:span text:style-name="T1090"><text:s/>cit</text:span></text:p>
      <text:p text:style-name="P1091"><text:span text:style-name="T1092">JOIN</text:span><text:span text:style-name="T1093"><text:s/>Accounts<text:s/></text:span><text:span text:style-name="T1094">as</text:span><text:span text:style-name="T1095"><text:s/>acc</text:span></text:p>
      <text:p text:style-name="P1096"><text:span text:style-name="T1097">ON</text:span><text:span text:style-name="T1098"><text:s/>acc</text:span><text:span text:style-name="T1099">.</text:span><text:span text:style-name="T1100">CityId</text:span><text:span text:style-name="T1101">=</text:span><text:span text:style-name="T1102">cit</text:span><text:span text:style-name="T1103">.</text:span><text:span text:style-name="T1104">Id</text:span></text:p>
      <text:p text:style-name="P1105"><text:span text:style-name="T1106">GROUP</text:span><text:span text:style-name="T1107"><text:s/></text:span><text:span text:style-name="T1108">BY</text:span><text:span text:style-name="T1109"><text:s/>cit</text:span><text:span text:style-name="T1110">.</text:span><text:span text:style-name="T1111">Name</text:span><text:span text:style-name="T1112">,</text:span><text:span text:style-name="T1113">cit</text:span><text:span text:style-name="T1114">.</text:span><text:span text:style-name="T1115">Id</text:span><text:span text:style-name="T1116">,</text:span><text:span text:style-name="T1117">cit</text:span><text:span text:style-name="T1118">.</text:span><text:span text:style-name="T1119">CountryCode</text:span></text:p>
      <text:p text:style-name="P1120"><text:span text:style-name="T1121">ORDER</text:span><text:span text:style-name="T1122"><text:s/></text:span><text:span text:style-name="T1123">BY</text:span><text:span text:style-name="T1124"><text:s/></text:span><text:span text:style-name="T1125">COUNT</text:span><text:span text:style-name="T1126">(</text:span><text:span text:style-name="T1127">acc</text:span><text:span text:style-name="T1128">.</text:span><text:span text:style-name="T1129">Id</text:span><text:span text:style-name="T1130">)</text:span><text:span text:style-name="T1131"><text:s/></text:span><text:span text:style-name="T1132">DESC</text:span></text:p>
      <text:p text:style-name="P1133"><text:span text:style-name="T1134">--Problem 12</text:span></text:p>
      <text:p text:style-name="P1135"><text:span text:style-name="T1136">SELECT</text:span><text:span text:style-name="T1137"><text:s/>acc</text:span><text:span text:style-name="T1138">.</text:span><text:span text:style-name="T1139">Id</text:span><text:span text:style-name="T1140">,</text:span></text:p>
      <text:p text:style-name="P1141"><text:span text:style-name="T1142"><text:s text:c="7"/>acc</text:span><text:span text:style-name="T1143">.</text:span><text:span text:style-name="T1144">Email</text:span><text:span text:style-name="T1145">,</text:span></text:p>
      <text:p text:style-name="P1146"><text:span text:style-name="T1147"><text:tab/><text:s text:c="3"/>cit</text:span><text:span text:style-name="T1148">.</text:span><text:span text:style-name="T1149">Name</text:span><text:span text:style-name="T1150"><text:s/></text:span><text:span text:style-name="T1151">AS</text:span><text:span text:style-name="T1152"><text:s/>[City]</text:span></text:p>
      <text:p text:style-name="P1153"><text:span text:style-name="T1154">FROM</text:span><text:span text:style-name="T1155"><text:s/>Accounts<text:s/></text:span><text:span text:style-name="T1156">AS</text:span><text:span text:style-name="T1157"><text:s/>acc</text:span></text:p>
      <text:p text:style-name="P1158"><text:span text:style-name="T1159">JOIN</text:span><text:span text:style-name="T1160"><text:s/>Cities<text:s/></text:span><text:span text:style-name="T1161">as</text:span><text:span text:style-name="T1162"><text:s/>cit</text:span></text:p>
      <text:p text:style-name="P1163"><text:span text:style-name="T1164">ON</text:span><text:span text:style-name="T1165"><text:s/>cit</text:span><text:span text:style-name="T1166">.</text:span><text:span text:style-name="T1167">Id</text:span><text:span text:style-name="T1168">=</text:span><text:span text:style-name="T1169">acc</text:span><text:span text:style-name="T1170">.</text:span><text:span text:style-name="T1171">CityId</text:span></text:p>
      <text:p text:style-name="P1172"><text:span text:style-name="T1173">JOIN</text:span><text:span text:style-name="T1174"><text:s/>AccountsTrips<text:s/></text:span><text:span text:style-name="T1175">as</text:span><text:span text:style-name="T1176"><text:s/>acctrip</text:span></text:p>
      <text:p text:style-name="P1177"><text:span text:style-name="T1178">ON</text:span><text:span text:style-name="T1179"><text:s/>acctrip</text:span><text:span text:style-name="T1180">.</text:span><text:span text:style-name="T1181">AccountId</text:span><text:span text:style-name="T1182">=</text:span><text:span text:style-name="T1183">acc</text:span><text:span text:style-name="T1184">.</text:span><text:span text:style-name="T1185">Id</text:span></text:p>
      <text:p text:style-name="P1186"><text:span text:style-name="T1187">JOIN</text:span><text:span text:style-name="T1188"><text:s/>Trips<text:s/></text:span><text:span text:style-name="T1189">AS</text:span><text:span text:style-name="T1190"><text:s/>trip</text:span></text:p>
      <text:p text:style-name="P1191"><text:span text:style-name="T1192">ON</text:span><text:span text:style-name="T1193"><text:s/>trip</text:span><text:span text:style-name="T1194">.</text:span><text:span text:style-name="T1195">Id</text:span><text:span text:style-name="T1196">=</text:span><text:span text:style-name="T1197">acctrip</text:span><text:span text:style-name="T1198">.</text:span><text:span text:style-name="T1199">TripId</text:span></text:p>
      <text:p text:style-name="P1200"><text:span text:style-name="T1201">Join</text:span><text:span text:style-name="T1202"><text:s/>Hotels<text:s/></text:span><text:span text:style-name="T1203">AS</text:span><text:span text:style-name="T1204"><text:s/>hot</text:span></text:p>
      <text:p text:style-name="P1205"><text:span text:style-name="T1206">ON</text:span><text:span text:style-name="T1207"><text:s/>hot</text:span><text:span text:style-name="T1208">.</text:span><text:span text:style-name="T1209">CityId</text:span><text:span text:style-name="T1210">=</text:span><text:span text:style-name="T1211">cit</text:span><text:span text:style-name="T1212">.</text:span><text:span text:style-name="T1213">Id</text:span></text:p>
      <text:p text:style-name="P1214"><text:span text:style-name="T1215">WHERE</text:span><text:span text:style-name="T1216"><text:s/>acc</text:span><text:span text:style-name="T1217">.</text:span><text:span text:style-name="T1218">CityId</text:span><text:span text:style-name="T1219">=</text:span><text:span text:style-name="T1220">hot</text:span><text:span text:style-name="T1221">.</text:span><text:span text:style-name="T1222">CityId<text:s/></text:span></text:p>
      <text:p text:style-name="P1223"><text:span text:style-name="T1224">GROUP</text:span><text:span text:style-name="T1225"><text:s/></text:span><text:span text:style-name="T1226">BY</text:span><text:span text:style-name="T1227"><text:s/>acc</text:span><text:span text:style-name="T1228">.</text:span><text:span text:style-name="T1229">Id</text:span><text:span text:style-name="T1230">,</text:span><text:span text:style-name="T1231"><text:s/>acc</text:span><text:span text:style-name="T1232">.</text:span><text:span text:style-name="T1233">Email</text:span><text:span text:style-name="T1234">,</text:span><text:span text:style-name="T1235">cit</text:span><text:span text:style-name="T1236">.</text:span><text:span text:style-name="T1237">Name</text:span></text:p>
      <text:p text:style-name="P1238"/>
      <text:p text:style-name="P1239"/>
      <text:p text:style-name="P1240"><text:span text:style-name="T1241">--PROBLEM 13</text:span></text:p>
      <text:p text:style-name="P1242"><text:span text:style-name="T1243">SELECT</text:span><text:span text:style-name="T1244"><text:s/></text:span><text:span text:style-name="T1245">TOP</text:span><text:span text:style-name="T1246">(</text:span><text:span text:style-name="T1247">10</text:span><text:span text:style-name="T1248">)</text:span><text:span text:style-name="T1249"><text:s/>cit</text:span><text:span text:style-name="T1250">.</text:span><text:span text:style-name="T1251">Id</text:span><text:span text:style-name="T1252">,</text:span><text:span text:style-name="T1253">cit</text:span><text:span text:style-name="T1254">.</text:span><text:span text:style-name="T1255">Name</text:span><text:span text:style-name="T1256">,</text:span></text:p>
      <text:p text:style-name="P1257"><text:span text:style-name="T1258"><text:s/></text:span><text:span text:style-name="T1259">SUM</text:span><text:span text:style-name="T1260">(</text:span><text:span text:style-name="T1261">hot</text:span><text:span text:style-name="T1262">.</text:span><text:span text:style-name="T1263">BaseRate</text:span><text:span text:style-name="T1264">+</text:span><text:span text:style-name="T1265">room</text:span><text:span text:style-name="T1266">.</text:span><text:span text:style-name="T1267">Price</text:span><text:span text:style-name="T1268">)</text:span><text:span text:style-name="T1269"><text:s/></text:span><text:span text:style-name="T1270">AS</text:span><text:span text:style-name="T1271"><text:s/>[Total Revenue]</text:span><text:span text:style-name="T1272">,</text:span></text:p>
      <text:p text:style-name="P1273"><text:span text:style-name="T1274"><text:s/></text:span><text:span text:style-name="T1275">COUNT</text:span><text:span text:style-name="T1276">(</text:span><text:span text:style-name="T1277">trip</text:span><text:span text:style-name="T1278">.</text:span><text:span text:style-name="T1279">Id</text:span><text:span text:style-name="T1280">)</text:span><text:span text:style-name="T1281"><text:s/></text:span><text:span text:style-name="T1282">AS</text:span><text:span text:style-name="T1283"><text:s/>Trips</text:span></text:p>
      <text:p text:style-name="P1284"><text:span text:style-name="T1285">FROM</text:span><text:span text:style-name="T1286"><text:s/>Cities<text:s/></text:span><text:span text:style-name="T1287">as</text:span><text:span text:style-name="T1288"><text:s/>cit</text:span></text:p>
      <text:p text:style-name="P1289"><text:span text:style-name="T1290">JOIN</text:span><text:span text:style-name="T1291"><text:s/>Hotels<text:s/></text:span><text:span text:style-name="T1292">as</text:span><text:span text:style-name="T1293"><text:s/>hot</text:span></text:p>
      <text:p text:style-name="P1294"><text:span text:style-name="T1295">ON</text:span><text:span text:style-name="T1296"><text:s/>hot</text:span><text:span text:style-name="T1297">.</text:span><text:span text:style-name="T1298">CityId</text:span><text:span text:style-name="T1299">=</text:span><text:span text:style-name="T1300">cit</text:span><text:span text:style-name="T1301">.</text:span><text:span text:style-name="T1302">Id</text:span></text:p>
      <text:p text:style-name="P1303"><text:span text:style-name="T1304">JOIN</text:span><text:span text:style-name="T1305"><text:s/>Rooms<text:s/></text:span><text:span text:style-name="T1306">as</text:span><text:span text:style-name="T1307"><text:s/>room</text:span></text:p>
      <text:p text:style-name="P1308"><text:span text:style-name="T1309">ON</text:span><text:span text:style-name="T1310"><text:s/>room</text:span><text:span text:style-name="T1311">.</text:span><text:span text:style-name="T1312">HotelId</text:span><text:span text:style-name="T1313">=</text:span><text:span text:style-name="T1314">hot</text:span><text:span text:style-name="T1315">.</text:span><text:span text:style-name="T1316">Id</text:span></text:p>
      <text:p text:style-name="P1317"><text:span text:style-name="T1318">Join</text:span><text:span text:style-name="T1319"><text:s/>Trips<text:s/></text:span><text:span text:style-name="T1320">as</text:span><text:span text:style-name="T1321"><text:s/>trip</text:span></text:p>
      <text:p text:style-name="P1322"><text:span text:style-name="T1323">ON</text:span><text:span text:style-name="T1324"><text:s/>trip</text:span><text:span text:style-name="T1325">.</text:span><text:span text:style-name="T1326">RoomId</text:span><text:span text:style-name="T1327">=</text:span><text:span text:style-name="T1328">room</text:span><text:span text:style-name="T1329">.</text:span><text:span text:style-name="T1330">Id</text:span></text:p>
      <text:p text:style-name="P1331"><text:span text:style-name="T1332">WHERE</text:span><text:span text:style-name="T1333"><text:s/></text:span><text:span text:style-name="T1334">DATEPART</text:span><text:span text:style-name="T1335">(</text:span><text:span text:style-name="T1336">YEAR</text:span><text:span text:style-name="T1337">,</text:span><text:span text:style-name="T1338">trip</text:span><text:span text:style-name="T1339">.</text:span><text:span text:style-name="T1340">BookDate</text:span><text:span text:style-name="T1341">)=</text:span><text:span text:style-name="T1342">2016</text:span></text:p>
      <text:p text:style-name="P1343"><text:span text:style-name="T1344">GROUP</text:span><text:span text:style-name="T1345"><text:s/></text:span><text:span text:style-name="T1346">BY</text:span><text:span text:style-name="T1347"><text:s/>cit</text:span><text:span text:style-name="T1348">.</text:span><text:span text:style-name="T1349">Id</text:span><text:span text:style-name="T1350">,</text:span><text:span text:style-name="T1351">cit</text:span><text:span text:style-name="T1352">.</text:span><text:span text:style-name="T1353">Name</text:span></text:p>
      <text:p text:style-name="Standard"><text:span text:style-name="T1354">ORDER</text:span><text:span text:style-name="T1355"><text:s/></text:span><text:span text:style-name="T1356">BY</text:span><text:span text:style-name="T1357"><text:s text:c="2"/>[Total Revenue]<text:s/></text:span><text:span text:style-name="T1358">DESC</text:span><text:span text:style-name="T1359">,</text:span><text:span text:style-name="T1360">Trips<text:s/></text:span><text:span text:style-name="T1361">DESC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nis_1005@abv.bg</dc:creator>
    <meta:creation-date>2009-04-16T11:32:00Z</meta:creation-date>
    <dc:date>2018-06-24T19:38:00Z</dc:date>
    <meta:template xlink:href="Normal" xlink:type="simple"/>
    <meta:editing-cycles>4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9" meta:word-count="700" meta:character-count="4684" meta:row-count="33" meta:non-whitespace-character-count="3993"/>
  </office:meta>
</office:document-meta>
</file>